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Lucida Grande" svg:font-family="Lucida Grande" style:font-family-generic="roman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 svg:panose-1="2 2 6 3 5 4 5 2 3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Web" style:master-page-name="MPF0" style:family="paragraph">
      <style:paragraph-properties fo:break-before="page" fo:margin-top="0in" fo:margin-bottom="0in" fo:line-height="100%"/>
    </style:style>
    <style:style style:name="T4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Car.predefinitoparagrafo" style:family="text">
      <style:text-properties fo:font-size="18pt" style:font-size-asian="18pt" style:font-size-complex="18pt" fo:background-color="#FFFF00"/>
    </style:style>
    <style:style style:name="P6" style:parent-style-name="NormaleWeb" style:family="paragraph">
      <style:paragraph-properties fo:break-before="page" fo:margin-top="0in" fo:margin-bottom="0in" fo:line-height="100%"/>
      <style:text-properties fo:font-size="18pt" style:font-size-asian="18pt" style:font-size-complex="18pt" fo:background-color="#FFFF00"/>
    </style:style>
    <style:style style:name="P7" style:parent-style-name="Normale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" style:parent-style-name="NormaleWeb" style:family="paragraph">
      <style:paragraph-properties fo:margin-bottom="0in" fo:line-height="100%"/>
    </style:style>
    <style:style style:name="T9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Car.predefinitoparagrafo" style:family="text">
      <style:text-properties fo:font-size="18pt" style:font-size-asian="18pt" style:font-size-complex="18pt" fo:background-color="#FFFF00"/>
    </style:style>
    <style:style style:name="P11" style:parent-style-name="Normale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2" style:parent-style-name="Car.predefinitoparagrafo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3" style:parent-style-name="Car.predefinitoparagrafo" style:family="text">
      <style:text-properties style:font-name="Times New Roman" fo:font-weight="bold" style:font-weight-asian="bold" style:font-weight-complex="bold" fo:font-size="18pt" style:font-size-asian="18pt" style:font-size-complex="18pt" fo:background-color="#FFFF00"/>
    </style:style>
    <style:style style:name="P14" style:parent-style-name="Normale" style:family="paragraph">
      <style:text-properties style:font-name="Times New Roman" fo:font-weight="bold" style:font-weight-asian="bold" style:font-weight-complex="bold" fo:font-size="18pt" style:font-size-asian="18pt" style:font-size-complex="18pt" fo:background-color="#FFFF00"/>
    </style:style>
    <style:style style:name="T15" style:parent-style-name="Car.predefinitoparagrafo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6" style:parent-style-name="Car.predefinitoparagrafo" style:family="text">
      <style:text-properties style:font-name="Times New Roman" fo:font-weight="bold" style:font-weight-asian="bold" style:font-weight-complex="bold" fo:font-size="18pt" style:font-size-asian="18pt" style:font-size-complex="18pt" fo:background-color="#FFFF00"/>
    </style:style>
    <style:style style:name="P17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18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TableColumn20" style:family="table-column">
      <style:table-column-properties style:column-width="1.734in" style:use-optimal-column-width="false"/>
    </style:style>
    <style:style style:name="TableColumn21" style:family="table-column">
      <style:table-column-properties style:column-width="4.8784in" style:use-optimal-column-width="false"/>
    </style:style>
    <style:style style:name="Table19" style:family="table">
      <style:table-properties style:width="6.6125in" fo:margin-left="0.0187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.0194in" fo:padding-left="0.0194in" fo:padding-bottom="0.0194in" fo:padding-right="0in"/>
    </style:style>
    <style:style style:name="P24" style:parent-style-name="Normale" style:family="paragraph">
      <style:paragraph-properties fo:widows="0" fo:orphans="0" fo:margin-bottom="0.0986in" fo:line-height="115%"/>
    </style:style>
    <style:style style:name="T25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TableCell26" style:family="table-cell">
      <style:table-cell-properties fo:border="0.0104in solid #000000" style:writing-mode="lr-tb" style:vertical-align="middle" fo:padding-top="0.0194in" fo:padding-left="0.0194in" fo:padding-bottom="0.0194in" fo:padding-right="0.0194in"/>
    </style:style>
    <style:style style:name="P27" style:parent-style-name="Normale" style:family="paragraph">
      <style:paragraph-properties fo:widows="0" fo:orphans="0" fo:margin-bottom="0.0986in" fo:line-height="115%" fo:margin-left="0.4923in">
        <style:tab-stops/>
      </style:paragraph-properties>
    </style:style>
    <style:style style:name="T28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.0194in" fo:padding-right="0.0194in"/>
    </style:style>
    <style:style style:name="P31" style:parent-style-name="Normale" style:family="paragraph">
      <style:paragraph-properties fo:widows="0" fo:orphans="0" fo:margin-bottom="0.0986in" fo:line-height="115%" fo:margin-left="0.4923in">
        <style:tab-stops/>
      </style:paragraph-properties>
    </style:style>
    <style:style style:name="T32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.0194in" fo:padding-right="0.0194in"/>
    </style:style>
    <style:style style:name="P35" style:parent-style-name="Normale" style:family="paragraph">
      <style:paragraph-properties fo:widows="0" fo:orphans="0" fo:margin-bottom="0.0986in" fo:line-height="115%" fo:margin-left="0.4923in">
        <style:tab-stops/>
      </style:paragraph-properties>
    </style:style>
    <style:style style:name="T36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04in solid #000000" fo:border-bottom="0.0104in solid #000000" fo:border-right="none" style:writing-mode="lr-tb" style:vertical-align="middle" fo:padding-top="0in" fo:padding-left="0.0194in" fo:padding-bottom="0.0194in" fo:padding-right="0in"/>
    </style:style>
    <style:style style:name="P39" style:parent-style-name="Normale" style:family="paragraph">
      <style:paragraph-properties fo:widows="0" fo:orphans="0" fo:margin-bottom="0.0986in" fo:line-height="115%"/>
    </style:style>
    <style:style style:name="T40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TableCell41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.0194in" fo:padding-right="0.0194in"/>
    </style:style>
    <style:style style:name="P42" style:parent-style-name="Normale" style:family="paragraph">
      <style:paragraph-properties fo:widows="0" fo:orphans="0" fo:margin-bottom="0.0986in" fo:line-height="115%" fo:margin-left="0.4923in">
        <style:tab-stops/>
      </style:paragraph-properties>
    </style:style>
    <style:style style:name="T43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.0194in" fo:padding-right="0.0194in"/>
    </style:style>
    <style:style style:name="P46" style:parent-style-name="Normale" style:family="paragraph">
      <style:paragraph-properties fo:widows="0" fo:orphans="0" fo:margin-bottom="0.0986in" fo:line-height="115%" fo:margin-left="0.4923in">
        <style:tab-stops/>
      </style:paragraph-properties>
    </style:style>
    <style:style style:name="T47" style:parent-style-name="Car.predefinitoparagrafo" style:family="text">
      <style:text-properties style:font-name="Arial" style:font-name-asian="Times New Roman" style:font-name-complex="Arial" fo:font-size="14pt" style:font-size-asian="14pt" style:font-size-complex="14pt"/>
    </style:style>
    <style:style style:name="P48" style:parent-style-name="Normale" style:family="paragraph">
      <style:paragraph-properties fo:margin-top="0.1944in"/>
    </style:style>
    <style:style style:name="P49" style:parent-style-name="Normale" style:family="paragraph">
      <style:paragraph-properties fo:margin-top="0.1944in"/>
    </style:style>
    <style:style style:name="P50" style:parent-style-name="Normale" style:family="paragraph">
      <style:paragraph-properties fo:margin-top="0.1944in"/>
    </style:style>
    <style:style style:name="P51" style:parent-style-name="Normale" style:family="paragraph">
      <style:paragraph-properties fo:margin-top="0.1944in" fo:margin-bottom="0.0986in" fo:line-height="115%"/>
    </style:style>
    <style:style style:name="T52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53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54" style:parent-style-name="Normale" style:family="paragraph">
      <style:paragraph-properties fo:margin-top="0.1944in"/>
    </style:style>
    <style:style style:name="T55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56" style:parent-style-name="Normale" style:family="paragraph">
      <style:paragraph-properties fo:margin-top="0.1944in"/>
    </style:style>
    <style:style style:name="P57" style:parent-style-name="Normale" style:family="paragraph">
      <style:paragraph-properties fo:margin-top="0.1944in"/>
    </style:style>
    <style:style style:name="T58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59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61" style:parent-style-name="Normale" style:family="paragraph">
      <style:paragraph-properties fo:margin-top="0.1944in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P62" style:parent-style-name="Normale" style:family="paragraph">
      <style:paragraph-properties fo:margin-top="0.1944in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Column64" style:family="table-column">
      <style:table-column-properties style:column-width="1.475in" style:use-optimal-column-width="false"/>
    </style:style>
    <style:style style:name="TableColumn65" style:family="table-column">
      <style:table-column-properties style:column-width="1.6562in" style:use-optimal-column-width="false"/>
    </style:style>
    <style:style style:name="TableColumn66" style:family="table-column">
      <style:table-column-properties style:column-width="1.5722in" style:use-optimal-column-width="false"/>
    </style:style>
    <style:style style:name="TableColumn67" style:family="table-column">
      <style:table-column-properties style:column-width="1.3006in" style:use-optimal-column-width="false"/>
    </style:style>
    <style:style style:name="Table63" style:family="table">
      <style:table-properties style:width="6.0041in" fo:margin-left="0.0243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104in solid #000000" fo:border-left="0.0104in solid #000000" fo:border-bottom="0.0104in solid #000000" fo:border-right="none" fo:background-color="#CCCCCC" style:writing-mode="lr-tb" fo:padding-top="0.0194in" fo:padding-left="0.0194in" fo:padding-bottom="0.0194in" fo:padding-right="0in"/>
    </style:style>
    <style:style style:name="P70" style:parent-style-name="Normale" style:family="paragraph">
      <style:paragraph-properties fo:widows="0" fo:orphans="0" fo:margin-bottom="0.0986in" fo:line-height="115%"/>
    </style:style>
    <style:style style:name="T71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72" style:family="table-cell">
      <style:table-cell-properties fo:border-top="0.0104in solid #000000" fo:border-left="0.0104in solid #000000" fo:border-bottom="0.0104in solid #000000" fo:border-right="none" fo:background-color="#CCCCCC" style:writing-mode="lr-tb" fo:padding-top="0.0194in" fo:padding-left="0.0194in" fo:padding-bottom="0.0194in" fo:padding-right="0.0194in"/>
    </style:style>
    <style:style style:name="P73" style:parent-style-name="Normale" style:family="paragraph">
      <style:paragraph-properties fo:widows="0" fo:orphans="0" fo:text-align="center" fo:margin-bottom="0.0986in" fo:line-height="115%"/>
    </style:style>
    <style:style style:name="T74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75" style:family="table-cell">
      <style:table-cell-properties fo:border-top="0.0104in solid #000000" fo:border-left="0.0104in solid #000000" fo:border-bottom="0.0104in solid #000000" fo:border-right="none" fo:background-color="#CCCCCC" style:writing-mode="lr-tb" fo:padding-top="0.0194in" fo:padding-left="0.0194in" fo:padding-bottom="0.0194in" fo:padding-right="0.0194in"/>
    </style:style>
    <style:style style:name="P76" style:parent-style-name="Normale" style:family="paragraph">
      <style:paragraph-properties fo:widows="0" fo:orphans="0" fo:text-align="center" fo:margin-bottom="0.0986in" fo:line-height="115%"/>
    </style:style>
    <style:style style:name="T77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78" style:family="table-cell">
      <style:table-cell-properties fo:border="0.0104in solid #000000" fo:background-color="#CCCCCC" style:writing-mode="lr-tb" fo:padding-top="0.0194in" fo:padding-left="0.0194in" fo:padding-bottom="0.0194in" fo:padding-right="0.0194in"/>
    </style:style>
    <style:style style:name="P79" style:parent-style-name="Normale" style:family="paragraph">
      <style:paragraph-properties fo:widows="0" fo:orphans="0" fo:text-align="center" fo:margin-bottom="0.0986in" fo:line-height="115%"/>
    </style:style>
    <style:style style:name="T8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83" style:parent-style-name="Normale" style:family="paragraph">
      <style:paragraph-properties fo:widows="0" fo:orphans="0" fo:margin-bottom="0.0986in" fo:line-height="115%"/>
    </style:style>
    <style:style style:name="T84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86" style:parent-style-name="Normale" style:family="paragraph">
      <style:paragraph-properties fo:widows="0" fo:orphans="0" fo:text-align="center" fo:margin-bottom="0.0986in" fo:line-height="115%"/>
    </style:style>
    <style:style style:name="T87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88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89" style:parent-style-name="Normale" style:family="paragraph">
      <style:paragraph-properties fo:widows="0" fo:orphans="0" fo:text-align="center" fo:margin-bottom="0.0986in" fo:line-height="115%"/>
    </style:style>
    <style:style style:name="T9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91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92" style:parent-style-name="Normale" style:family="paragraph">
      <style:paragraph-properties fo:widows="0" fo:orphans="0" fo:text-align="center" fo:margin-bottom="0.0986in" fo:line-height="115%"/>
    </style:style>
    <style:style style:name="T93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96" style:parent-style-name="Normale" style:family="paragraph">
      <style:paragraph-properties fo:widows="0" fo:orphans="0" fo:margin-bottom="0.0986in" fo:line-height="115%"/>
    </style:style>
    <style:style style:name="T97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99" style:parent-style-name="Normale" style:family="paragraph">
      <style:paragraph-properties fo:widows="0" fo:orphans="0" fo:text-align="center" fo:margin-bottom="0.0986in" fo:line-height="115%"/>
    </style:style>
    <style:style style:name="T10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01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02" style:parent-style-name="Normale" style:family="paragraph">
      <style:paragraph-properties fo:widows="0" fo:orphans="0" fo:text-align="center" fo:margin-bottom="0.0986in" fo:line-height="115%"/>
    </style:style>
    <style:style style:name="T103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04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05" style:parent-style-name="Normale" style:family="paragraph">
      <style:paragraph-properties fo:widows="0" fo:orphans="0" fo:text-align="center" fo:margin-bottom="0.0986in" fo:line-height="115%"/>
    </style:style>
    <style:style style:name="T106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09" style:parent-style-name="Normale" style:family="paragraph">
      <style:paragraph-properties fo:widows="0" fo:orphans="0" fo:margin-bottom="0.0986in" fo:line-height="115%"/>
    </style:style>
    <style:style style:name="T110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12" style:parent-style-name="Normale" style:family="paragraph">
      <style:paragraph-properties fo:widows="0" fo:orphans="0" fo:text-align="center" fo:margin-bottom="0.0986in" fo:line-height="115%"/>
    </style:style>
    <style:style style:name="T113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14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15" style:parent-style-name="Normale" style:family="paragraph">
      <style:paragraph-properties fo:widows="0" fo:orphans="0" fo:text-align="center" fo:margin-bottom="0.0986in" fo:line-height="115%"/>
    </style:style>
    <style:style style:name="T116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17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18" style:parent-style-name="Normale" style:family="paragraph">
      <style:paragraph-properties fo:widows="0" fo:orphans="0" fo:text-align="center" fo:margin-bottom="0.0986in" fo:line-height="115%"/>
    </style:style>
    <style:style style:name="T119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22" style:parent-style-name="Normale" style:family="paragraph">
      <style:paragraph-properties fo:widows="0" fo:orphans="0" fo:margin-bottom="0.0986in" fo:line-height="115%"/>
    </style:style>
    <style:style style:name="T123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25" style:parent-style-name="Normale" style:family="paragraph">
      <style:paragraph-properties fo:widows="0" fo:orphans="0" fo:text-align="center" fo:margin-bottom="0.0986in" fo:line-height="115%"/>
    </style:style>
    <style:style style:name="T126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27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28" style:parent-style-name="Normale" style:family="paragraph">
      <style:paragraph-properties fo:widows="0" fo:orphans="0" fo:text-align="center" fo:margin-bottom="0.0986in" fo:line-height="115%"/>
    </style:style>
    <style:style style:name="T129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30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31" style:parent-style-name="Normale" style:family="paragraph">
      <style:paragraph-properties fo:widows="0" fo:orphans="0" fo:text-align="center" fo:margin-bottom="0.0986in" fo:line-height="115%"/>
    </style:style>
    <style:style style:name="T132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35" style:parent-style-name="Normale" style:family="paragraph">
      <style:paragraph-properties fo:widows="0" fo:orphans="0" fo:margin-bottom="0.0986in" fo:line-height="115%"/>
    </style:style>
    <style:style style:name="T136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38" style:parent-style-name="Normale" style:family="paragraph">
      <style:paragraph-properties fo:widows="0" fo:orphans="0" fo:text-align="center" fo:margin-bottom="0.0986in" fo:line-height="115%"/>
    </style:style>
    <style:style style:name="T139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40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41" style:parent-style-name="Normale" style:family="paragraph">
      <style:paragraph-properties fo:widows="0" fo:orphans="0" fo:text-align="center" fo:margin-bottom="0.0986in" fo:line-height="115%"/>
    </style:style>
    <style:style style:name="T142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43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44" style:parent-style-name="Normale" style:family="paragraph">
      <style:paragraph-properties fo:widows="0" fo:orphans="0" fo:text-align="center" fo:margin-bottom="0.0986in" fo:line-height="115%"/>
    </style:style>
    <style:style style:name="T145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48" style:parent-style-name="Normale" style:family="paragraph">
      <style:paragraph-properties fo:widows="0" fo:orphans="0" fo:margin-bottom="0.0986in" fo:line-height="115%"/>
    </style:style>
    <style:style style:name="T149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51" style:parent-style-name="Normale" style:family="paragraph">
      <style:paragraph-properties fo:widows="0" fo:orphans="0" fo:text-align="center" fo:margin-bottom="0.0986in" fo:line-height="115%"/>
    </style:style>
    <style:style style:name="T152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53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54" style:parent-style-name="Normale" style:family="paragraph">
      <style:paragraph-properties fo:widows="0" fo:orphans="0" fo:text-align="center" fo:margin-bottom="0.0986in" fo:line-height="115%"/>
    </style:style>
    <style:style style:name="T155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56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57" style:parent-style-name="Normale" style:family="paragraph">
      <style:paragraph-properties fo:widows="0" fo:orphans="0" fo:text-align="center" fo:margin-bottom="0.0986in" fo:line-height="115%"/>
    </style:style>
    <style:style style:name="T158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61" style:parent-style-name="Normale" style:family="paragraph">
      <style:paragraph-properties fo:widows="0" fo:orphans="0" fo:margin-bottom="0.0986in" fo:line-height="115%"/>
    </style:style>
    <style:style style:name="T162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64" style:parent-style-name="Normale" style:family="paragraph">
      <style:paragraph-properties fo:widows="0" fo:orphans="0" fo:text-align="center" fo:margin-bottom="0.0986in" fo:line-height="115%"/>
    </style:style>
    <style:style style:name="T165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66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67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Cell168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69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72" style:parent-style-name="Normale" style:family="paragraph">
      <style:paragraph-properties fo:widows="0" fo:orphans="0" fo:margin-bottom="0.0986in" fo:line-height="115%"/>
    </style:style>
    <style:style style:name="T173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75" style:parent-style-name="Normale" style:family="paragraph">
      <style:paragraph-properties fo:widows="0" fo:orphans="0" fo:text-align="center" fo:margin-bottom="0.0986in" fo:line-height="115%"/>
    </style:style>
    <style:style style:name="T176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77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78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Cell179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80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83" style:parent-style-name="Normale" style:family="paragraph">
      <style:paragraph-properties fo:widows="0" fo:orphans="0" fo:margin-bottom="0.0986in" fo:line-height="115%"/>
    </style:style>
    <style:style style:name="T184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85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86" style:parent-style-name="Normale" style:family="paragraph">
      <style:paragraph-properties fo:widows="0" fo:orphans="0" fo:text-align="center" fo:margin-bottom="0.0986in" fo:line-height="115%"/>
    </style:style>
    <style:style style:name="T187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88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89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Cell190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191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in"/>
    </style:style>
    <style:style style:name="P194" style:parent-style-name="Normale" style:family="paragraph">
      <style:paragraph-properties fo:widows="0" fo:orphans="0" fo:margin-bottom="0.0986in" fo:line-height="115%"/>
    </style:style>
    <style:style style:name="T195" style:parent-style-name="Car.predefinitoparagraf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TableCell196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197" style:parent-style-name="Normale" style:family="paragraph">
      <style:paragraph-properties fo:widows="0" fo:orphans="0" fo:text-align="center" fo:margin-bottom="0.0986in" fo:line-height="115%"/>
    </style:style>
    <style:style style:name="T198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ableCell199" style:family="table-cell">
      <style:table-cell-properties fo:border-top="none" fo:border-left="0.0104in solid #000000" fo:border-bottom="0.0104in solid #000000" fo:border-right="none" fo:background-color="#CCCCCC" style:writing-mode="lr-tb" fo:padding-top="0in" fo:padding-left="0.0194in" fo:padding-bottom="0.0194in" fo:padding-right="0.0194in"/>
    </style:style>
    <style:style style:name="P200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TableCell201" style:family="table-cell">
      <style:table-cell-properties fo:border-top="none" fo:border-left="0.0104in solid #000000" fo:border-bottom="0.0104in solid #000000" fo:border-right="0.0104in solid #000000" fo:background-color="#CCCCCC" style:writing-mode="lr-tb" fo:padding-top="0in" fo:padding-left="0.0194in" fo:padding-bottom="0.0194in" fo:padding-right="0.0194in"/>
    </style:style>
    <style:style style:name="P202" style:parent-style-name="Normale" style:family="paragraph">
      <style:paragraph-properties fo:widows="0" fo:orphans="0" fo:text-align="center" fo:margin-bottom="0.0986in" fo:line-height="115%"/>
      <style:text-properties style:font-name="Times New Roman" style:font-name-asian="Times New Roman" fo:font-size="14pt" style:font-size-asian="14pt" style:font-size-complex="14pt"/>
    </style:style>
    <style:style style:name="P203" style:parent-style-name="Normale" style:family="paragraph">
      <style:paragraph-properties fo:margin-top="0.1944in"/>
    </style:style>
    <style:style style:name="T204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05" style:parent-style-name="Car.predefinitoparagrafo" style:family="text">
      <style:text-properties fo:language="en" fo:country="US"/>
    </style:style>
    <style:style style:name="T206" style:parent-style-name="Car.predefinitoparagrafo" style:family="text">
      <style:text-properties fo:language="en" fo:country="US"/>
    </style:style>
    <style:style style:name="T207" style:parent-style-name="Car.predefinitoparagrafo" style:family="text">
      <style:text-properties fo:font-weight="bold" style:font-weight-asian="bold" fo:language="en" fo:country="US"/>
    </style:style>
    <style:style style:name="T208" style:parent-style-name="Car.predefinitoparagrafo" style:family="text">
      <style:text-properties fo:language="en" fo:country="US"/>
    </style:style>
    <style:style style:name="T209" style:parent-style-name="Car.predefinitoparagrafo" style:family="text">
      <style:text-properties fo:language="en" fo:country="US"/>
    </style:style>
    <style:style style:name="P210" style:parent-style-name="Normale" style:family="paragraph">
      <style:paragraph-properties fo:margin-top="0.1944in"/>
    </style:style>
    <style:style style:name="T211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212" style:parent-style-name="Normale" style:family="paragraph">
      <style:paragraph-properties fo:margin-top="0.1944in"/>
    </style:style>
    <style:style style:name="T213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T214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15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216" style:parent-style-name="Normale" style:family="paragraph">
      <style:paragraph-properties fo:margin-top="0.1944in"/>
    </style:style>
    <style:style style:name="T217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T218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19" style:parent-style-name="Car.predefinitoparagrafo" style:family="text">
      <style:text-properties fo:font-weight="bold" style:font-weight-asian="bold"/>
    </style:style>
    <style:style style:name="P220" style:parent-style-name="Normale" style:family="paragraph">
      <style:paragraph-properties fo:margin-top="0.1944in"/>
    </style:style>
    <style:style style:name="T221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22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T223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24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25" style:parent-style-name="Normale" style:family="paragraph">
      <style:paragraph-properties fo:margin-top="0.1944in"/>
    </style:style>
    <style:style style:name="T226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27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28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29" style:parent-style-name="Normale" style:family="paragraph">
      <style:paragraph-properties fo:margin-top="0.1944in"/>
    </style:style>
    <style:style style:name="T23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31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32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33" style:parent-style-name="Normale" style:family="paragraph">
      <style:paragraph-properties fo:margin-top="0.1944in"/>
    </style:style>
    <style:style style:name="T234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35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36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37" style:parent-style-name="Normale" style:family="paragraph">
      <style:paragraph-properties fo:margin-top="0.1944in"/>
    </style:style>
    <style:style style:name="T238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/>
    </style:style>
    <style:style style:name="P239" style:parent-style-name="Normale" style:family="paragraph">
      <style:paragraph-properties fo:margin-top="0.1944in"/>
    </style:style>
    <style:style style:name="T240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T241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42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43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44" style:parent-style-name="Normale" style:family="paragraph">
      <style:paragraph-properties fo:margin-top="0.1944in"/>
    </style:style>
    <style:style style:name="T245" style:parent-style-name="Car.predefinitoparagrafo" style:family="text">
      <style:text-properties style:font-name="Liberation Serif" style:font-name-asian="Times New Roman" style:font-name-complex="Liberation Serif" fo:font-size="14pt" style:font-size-asian="14pt" style:font-size-complex="14pt"/>
    </style:style>
    <style:style style:name="T246" style:parent-style-name="Collegamentoipertestuale" style:family="text">
      <style:text-properties style:font-name="Liberation Serif" style:font-name-asian="Times New Roman" style:font-name-complex="Liberation Serif" fo:font-size="14pt" style:font-size-asian="14pt" style:font-size-complex="14pt"/>
    </style:style>
    <style:style style:name="P247" style:parent-style-name="Normale" style:family="paragraph">
      <style:paragraph-properties fo:margin-top="0.1944in"/>
      <style:text-properties style:font-name="Liberation Serif" style:font-name-asian="Times New Roman" style:font-name-complex="Liberation Serif" fo:font-size="14pt" style:font-size-asian="14pt" style:font-size-complex="14pt"/>
    </style:style>
    <style:style style:name="P248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49" style:parent-style-name="Normale" style:family="paragraph">
      <style:paragraph-properties fo:margin-top="0.1944in"/>
    </style:style>
    <style:style style:name="T25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251" style:parent-style-name="Normale" style:family="paragraph">
      <style:paragraph-properties fo:margin-top="0.1944in"/>
    </style:style>
    <style:style style:name="T252" style:parent-style-name="Car.predefinitoparagrafo" style:family="text">
      <style:text-properties style:font-name="Liberation Serif" style:font-name-asian="Times New Roman" style:font-name-complex="Liberation Serif" fo:font-size="14pt" style:font-size-asian="14pt" style:font-size-complex="14pt"/>
    </style:style>
    <style:style style:name="T253" style:parent-style-name="Car.predefinitoparagrafo" style:family="text">
      <style:text-properties style:font-name="Liberation Serif" style:font-name-asian="Times New Roman" style:font-name-complex="Liberation Serif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54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55" style:parent-style-name="Normale" style:family="paragraph">
      <style:paragraph-properties fo:margin-top="0.1944in"/>
    </style:style>
    <style:style style:name="T256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57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58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59" style:parent-style-name="Normale" style:family="paragraph">
      <style:paragraph-properties fo:margin-top="0.1944in"/>
    </style:style>
    <style:style style:name="T260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61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62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63" style:parent-style-name="Normale" style:family="paragraph">
      <style:paragraph-properties fo:margin-top="0.1944in"/>
    </style:style>
    <style:style style:name="T264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65" style:parent-style-name="Car.predefinitoparagrafo" style:family="text">
      <style:text-properties style:font-name="Times New Roman" style:font-name-asian="Times New Roman" fo:color="#000080" fo:font-size="14pt" style:font-size-asian="14pt" style:font-size-complex="14pt" style:text-underline-type="single" style:text-underline-style="solid" style:text-underline-width="auto" style:text-underline-mode="continuous"/>
    </style:style>
    <style:style style:name="P266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67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68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69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70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71" style:parent-style-name="Normale" style:family="paragraph">
      <style:paragraph-properties fo:break-before="page"/>
      <style:text-properties style:font-name="Times New Roman" style:font-name-asian="Times New Roman" fo:font-size="14pt" style:font-size-asian="14pt" style:font-size-complex="14pt"/>
    </style:style>
    <style:style style:name="P272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73" style:parent-style-name="Normale" style:family="paragraph">
      <style:paragraph-properties fo:margin-top="0.1944in"/>
    </style:style>
    <style:style style:name="T274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275" style:parent-style-name="Normale" style:family="paragraph">
      <style:paragraph-properties fo:margin-top="0.1944in"/>
    </style:style>
    <style:style style:name="T276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277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78" style:parent-style-name="Normale" style:family="paragraph">
      <style:text-properties style:font-name="Times New Roman" style:font-name-asian="Times New Roman" fo:font-size="14pt" style:font-size-asian="14pt" style:font-size-complex="14pt"/>
    </style:style>
    <style:style style:name="T279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80" style:parent-style-name="Collegamentoipertestuale" style:family="text">
      <style:text-properties style:font-name="Times New Roman" fo:font-size="14pt" style:font-size-asian="14pt" style:font-size-complex="14pt"/>
    </style:style>
    <style:style style:name="P281" style:parent-style-name="Normale" style:family="paragraph">
      <style:paragraph-properties fo:margin-top="0.0694in" fo:margin-bottom="0.0694in"/>
      <style:text-properties style:font-name="Times New Roman" style:font-name-asian="Times New Roman" fo:font-size="14pt" style:font-size-asian="14pt" style:font-size-complex="14pt"/>
    </style:style>
    <style:style style:name="P282" style:parent-style-name="Normale" style:family="paragraph">
      <style:paragraph-properties fo:margin-top="0.1944in"/>
    </style:style>
    <style:style style:name="T283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T284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T285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286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87" style:parent-style-name="Normale" style:family="paragraph">
      <style:paragraph-properties fo:margin-top="0.1944in"/>
    </style:style>
    <style:style style:name="T288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289" style:parent-style-name="Normale" style:family="paragraph">
      <style:paragraph-properties fo:margin-top="0.1944in"/>
    </style:style>
    <style:style style:name="T290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291" style:parent-style-name="Normale" style:family="paragraph">
      <style:paragraph-properties fo:margin-top="0.1944in"/>
    </style:style>
    <style:style style:name="T292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T293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294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295" style:parent-style-name="Normale" style:family="paragraph">
      <style:paragraph-properties fo:margin-top="0.1944in"/>
    </style:style>
    <style:style style:name="T296" style:parent-style-name="Car.predefinitoparagrafo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97" style:parent-style-name="Normale" style:family="paragraph">
      <style:paragraph-properties fo:margin-top="0.1944in"/>
    </style:style>
    <style:style style:name="T298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299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300" style:parent-style-name="Normale" style:family="paragraph">
      <style:paragraph-properties fo:margin-top="0.1944in"/>
    </style:style>
    <style:style style:name="T301" style:parent-style-name="Car.predefinitoparagrafo" style:family="text">
      <style:text-properties style:font-name="Times New Roman" style:font-name-asian="Times New Roman" fo:font-size="14pt" style:font-size-asian="14pt" style:font-size-complex="14pt"/>
    </style:style>
    <style:style style:name="P302" style:parent-style-name="Normale" style:family="paragraph">
      <style:paragraph-properties fo:margin-top="0.1944in"/>
    </style:style>
    <style:style style:name="T303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T304" style:parent-style-name="Car.predefinitoparagrafo" style:family="text">
      <style:text-properties fo:font-weight="normal" style:font-weight-asian="normal" style:font-weight-complex="normal" style:letter-kerning="false" fo:font-size="14pt" style:font-size-asian="14pt" style:font-size-complex="14pt"/>
    </style:style>
    <style:style style:name="T305" style:parent-style-name="Car.predefinitoparagrafo" style:family="text">
      <style:text-properties fo:font-size="14pt" style:font-size-asian="14pt" style:font-size-complex="14pt"/>
    </style:style>
    <style:style style:name="P306" style:parent-style-name="Titolo1" style:family="paragraph">
      <style:text-properties fo:font-weight="normal" style:font-weight-asian="normal" style:font-weight-complex="normal" style:letter-kerning="false" fo:font-size="14pt" style:font-size-asian="14pt" style:font-size-complex="14pt"/>
    </style:style>
    <style:style style:name="P307" style:parent-style-name="Normale" style:family="paragraph">
      <style:paragraph-properties fo:margin-top="0.1944in"/>
    </style:style>
    <style:style style:name="T308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T309" style:parent-style-name="Collegamentoipertestuale" style:family="text">
      <style:text-properties style:font-name="Times New Roman" style:font-name-asian="Times New Roman" fo:font-size="14pt" style:font-size-asian="14pt" style:font-size-complex="14pt"/>
    </style:style>
    <style:style style:name="P310" style:parent-style-name="Normale" style:family="paragraph">
      <style:paragraph-properties fo:margin-top="0.1944in"/>
      <style:text-properties style:font-name="Times New Roman" style:font-name-asian="Times New Roman" fo:font-size="14pt" style:font-size-asian="14pt" style:font-size-complex="14pt"/>
    </style:style>
    <style:style style:name="P311" style:parent-style-name="Normale" style:family="paragraph">
      <style:paragraph-properties fo:margin-top="0.1944in"/>
    </style:style>
    <style:style style:name="T312" style:parent-style-name="Car.predefinitoparagrafo" style:family="text">
      <style:text-properties style:font-name="Garamond" style:font-name-asian="Times New Roman" style:font-name-complex="Arial" fo:font-weight="bold" style:font-weight-asian="bold" style:font-weight-complex="bold" fo:font-size="14pt" style:font-size-asian="14pt" style:font-size-complex="14pt"/>
    </style:style>
    <style:style style:name="P313" style:parent-style-name="Normale" style:family="paragraph">
      <style:paragraph-properties fo:margin-top="0.1944in"/>
    </style:style>
    <style:style style:name="T314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15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P316" style:parent-style-name="Normale" style:family="paragraph">
      <style:paragraph-properties fo:margin-top="0.1944in"/>
    </style:style>
    <style:style style:name="T317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18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P319" style:parent-style-name="Normale" style:family="paragraph">
      <style:paragraph-properties fo:margin-top="0.1944in"/>
    </style:style>
    <style:style style:name="T320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21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P322" style:parent-style-name="Normale" style:family="paragraph">
      <style:paragraph-properties fo:margin-top="0.1944in"/>
    </style:style>
    <style:style style:name="T323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24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T325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P326" style:parent-style-name="Normale" style:family="paragraph">
      <style:paragraph-properties fo:margin-top="0.1944in"/>
    </style:style>
    <style:style style:name="T327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28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P329" style:parent-style-name="Normale" style:family="paragraph">
      <style:paragraph-properties fo:margin-top="0.1944in"/>
    </style:style>
    <style:style style:name="T330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31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32" style:parent-style-name="Normale" style:family="paragraph">
      <style:paragraph-properties fo:margin-top="0.1944in"/>
    </style:style>
    <style:style style:name="T333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34" style:parent-style-name="Collegamentoipertestuale" style:family="text">
      <style:text-properties style:text-underline-type="none"/>
    </style:style>
    <style:style style:name="P335" style:parent-style-name="Normale" style:family="paragraph">
      <style:paragraph-properties fo:margin-top="0.1944in"/>
    </style:style>
    <style:style style:name="P336" style:parent-style-name="Normale" style:family="paragraph">
      <style:paragraph-properties fo:margin-top="0.1944in"/>
    </style:style>
    <style:style style:name="T337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38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39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/>
    </style:style>
    <style:style style:name="P340" style:parent-style-name="Normale" style:family="paragraph">
      <style:paragraph-properties fo:margin-top="0.1944in"/>
      <style:text-properties style:font-name="Garamond" style:font-name-asian="Times New Roman" style:font-name-complex="Arial" fo:font-size="14pt" style:font-size-asian="14pt" style:font-size-complex="14pt"/>
    </style:style>
    <style:style style:name="P341" style:parent-style-name="Normale" style:family="paragraph">
      <style:paragraph-properties fo:margin-top="0.1944in"/>
    </style:style>
    <style:style style:name="T342" style:parent-style-name="Car.predefinitoparagrafo" style:family="text">
      <style:text-properties style:font-name="Garamond" style:font-name-asian="Times New Roman" style:font-name-complex="Arial" fo:font-size="14pt" style:font-size-asian="14pt" style:font-size-complex="14pt" fo:background-color="#FFFF00"/>
    </style:style>
    <style:style style:name="P343" style:parent-style-name="Normale" style:family="paragraph">
      <style:paragraph-properties fo:margin-top="0.1944in"/>
    </style:style>
    <style:style style:name="T344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45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46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/>
    </style:style>
    <style:style style:name="P347" style:parent-style-name="Normale" style:family="paragraph">
      <style:paragraph-properties fo:margin-top="0.1944in"/>
    </style:style>
    <style:style style:name="T348" style:parent-style-name="Car.predefinitoparagrafo" style:family="text">
      <style:text-properties style:font-name="Garamond" style:font-name-asian="Times New Roman" style:font-name-complex="Arial" fo:font-size="14pt" style:font-size-asian="14pt" style:font-size-complex="14pt" fo:background-color="#FFFF00"/>
    </style:style>
    <style:style style:name="T349" style:parent-style-name="Car.predefinitoparagrafo" style:family="text">
      <style:text-properties style:font-name="Garamond" style:font-name-asian="Times New Roman" style:font-name-complex="Arial" fo:font-weight="bold" style:font-weight-asian="bold" style:font-weight-complex="bold" fo:font-size="14pt" style:font-size-asian="14pt" style:font-size-complex="14pt" fo:background-color="#FFFF00"/>
    </style:style>
    <style:style style:name="T350" style:parent-style-name="Car.predefinitoparagrafo" style:family="text">
      <style:text-properties style:font-name="Garamond" style:font-name-asian="Times New Roman" style:font-name-complex="Liberation Serif" fo:color="#00008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51" style:parent-style-name="Car.predefinitoparagrafo" style:family="text">
      <style:text-properties style:font-name="Garamond" style:font-name-asian="Times New Roman" style:font-name-complex="Liberation Serif" fo:color="#00008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52" style:parent-style-name="Car.predefinitoparagrafo" style:family="text">
      <style:text-properties style:font-name="Garamond" style:font-name-asian="Times New Roman" style:font-name-complex="Liberation Serif" fo:color="#00008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353" style:parent-style-name="Normale" style:family="paragraph">
      <style:paragraph-properties fo:margin-top="0.1944in"/>
    </style:style>
    <style:style style:name="T354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55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56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/>
    </style:style>
    <style:style style:name="P357" style:parent-style-name="Normale" style:family="paragraph">
      <style:paragraph-properties fo:margin-top="0.1944in"/>
    </style:style>
    <style:style style:name="T358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P359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 fo:background-color="#FFFF00"/>
    </style:style>
    <style:style style:name="P360" style:parent-style-name="Normale" style:family="paragraph">
      <style:paragraph-properties fo:margin-top="0.1944in"/>
    </style:style>
    <style:style style:name="T361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62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63" style:parent-style-name="Normale" style:family="paragraph">
      <style:paragraph-properties fo:margin-top="0.1944in"/>
      <style:text-properties style:font-name="Garamond" style:font-name-asian="Times New Roman" style:font-name-complex="Arial" fo:font-size="14pt" style:font-size-asian="14pt" style:font-size-complex="14pt"/>
    </style:style>
    <style:style style:name="P364" style:parent-style-name="Normale" style:family="paragraph">
      <style:paragraph-properties fo:margin-top="0.1944in"/>
    </style:style>
    <style:style style:name="T365" style:parent-style-name="Car.predefinitoparagrafo" style:family="text">
      <style:text-properties style:font-name="Garamond" style:font-name-asian="Times New Roman" style:font-name-complex="Arial" fo:font-size="14pt" style:font-size-asian="14pt" style:font-size-complex="14pt"/>
    </style:style>
    <style:style style:name="T366" style:parent-style-name="Collegamentoipertestuale" style:family="text">
      <style:text-properties style:font-name="Garamond" style:font-name-asian="Times New Roman" style:font-name-complex="Arial" fo:font-size="14pt" style:font-size-asian="14pt" style:font-size-complex="14pt"/>
    </style:style>
    <style:style style:name="P367" style:parent-style-name="Normale" style:family="paragraph">
      <style:paragraph-properties fo:margin-top="0.1944in"/>
    </style:style>
    <style:style style:name="T368" style:parent-style-name="Car.predefinitoparagrafo" style:family="text">
      <style:text-properties style:font-name="Garamond" style:font-name-asian="Times New Roman" style:font-name-complex="Arial" fo:font-size="14pt" style:font-size-asian="14pt" style:font-size-complex="14pt"/>
    </style:style>
    <style:style style:name="T369" style:parent-style-name="Collegamentoipertestuale" style:family="text">
      <style:text-properties style:font-name="Garamond" style:font-name-asian="Times New Roman" style:font-name-complex="Arial" fo:font-size="14pt" style:font-size-asian="14pt" style:font-size-complex="14pt"/>
    </style:style>
    <style:style style:name="P370" style:parent-style-name="Normale" style:family="paragraph">
      <style:paragraph-properties fo:margin-top="0.1944in" fo:margin-left="1.9666in">
        <style:tab-stops/>
      </style:paragraph-properties>
      <style:text-properties style:font-name="Garamond" style:font-name-asian="Times New Roman" style:font-name-complex="Arial" fo:font-size="14pt" style:font-size-asian="14pt" style:font-size-complex="14pt"/>
    </style:style>
    <style:style style:name="P371" style:parent-style-name="Normale" style:family="paragraph">
      <style:paragraph-properties fo:margin-top="0.1944in"/>
      <style:text-properties style:font-name="Garamond" style:font-name-asian="Times New Roman" style:font-name-complex="Arial" fo:font-size="14pt" style:font-size-asian="14pt" style:font-size-complex="14pt"/>
    </style:style>
    <style:style style:name="P372" style:parent-style-name="Normale" style:family="paragraph">
      <style:paragraph-properties fo:margin-top="0.1944in"/>
    </style:style>
    <style:style style:name="T373" style:parent-style-name="Car.predefinitoparagrafo" style:family="text">
      <style:text-properties style:font-name="Garamond" style:font-name-asian="Times New Roman" style:font-name-complex="Arial" fo:font-size="14pt" style:font-size-asian="14pt" style:font-size-complex="14pt"/>
    </style:style>
    <style:style style:name="P374" style:parent-style-name="Normale" style:family="paragraph">
      <style:paragraph-properties fo:margin-top="0.1944in"/>
    </style:style>
    <style:style style:name="T375" style:parent-style-name="Car.predefinitoparagrafo" style:family="text">
      <style:text-properties style:font-name="Garamond" style:font-name-asian="Times New Roman" style:font-name-complex="Arial" fo:font-size="14pt" style:font-size-asian="14pt" style:font-size-complex="14pt" fo:background-color="#FFFF00"/>
    </style:style>
    <style:style style:name="P376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 fo:background-color="#FFFF00"/>
    </style:style>
    <style:style style:name="P377" style:parent-style-name="Normale" style:family="paragraph">
      <style:paragraph-properties fo:margin-top="0.1944in"/>
    </style:style>
    <style:style style:name="T378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P379" style:parent-style-name="Normale" style:family="paragraph">
      <style:paragraph-properties fo:margin-top="0.1944in"/>
    </style:style>
    <style:style style:name="T380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81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82" style:parent-style-name="Normale" style:family="paragraph">
      <style:paragraph-properties fo:margin-top="0.1944in"/>
    </style:style>
    <style:style style:name="T383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P384" style:parent-style-name="Normale" style:family="paragraph">
      <style:paragraph-properties fo:margin-top="0.1944in"/>
    </style:style>
    <style:style style:name="T385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86" style:parent-style-name="Collegamentoipertestuale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87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88" style:parent-style-name="Car.predefinitoparagrafo" style:family="text">
      <style:text-properties style:font-name="Garamond" style:font-name-asian="Times New Roman" fo:font-size="14pt" style:font-size-asian="14pt" style:font-size-complex="14pt"/>
    </style:style>
    <style:style style:name="T389" style:parent-style-name="Collegamentoipertestuale" style:family="text">
      <style:text-properties style:font-name="Garamond" style:font-name-asian="Times New Roman" fo:font-size="14pt" style:font-size-asian="14pt" style:font-size-complex="14pt"/>
    </style:style>
    <style:style style:name="P390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/>
    </style:style>
    <style:style style:name="P391" style:parent-style-name="Normale" style:family="paragraph">
      <style:paragraph-properties fo:margin-top="0.1944in"/>
    </style:style>
    <style:style style:name="T392" style:parent-style-name="Car.predefinitoparagrafo" style:family="text">
      <style:text-properties style:font-name="Garamond" style:font-name-asian="Times New Roman" fo:color="#00008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393" style:parent-style-name="Normale" style:family="paragraph">
      <style:paragraph-properties fo:margin-top="0.1944in"/>
    </style:style>
    <style:style style:name="T394" style:parent-style-name="Car.predefinitoparagrafo" style:family="text">
      <style:text-properties style:font-name="Garamond" style:font-name-asian="Times New Roman" fo:font-size="14pt" style:font-size-asian="14pt" style:font-size-complex="14pt" fo:background-color="#FFFF00"/>
    </style:style>
    <style:style style:name="T395" style:parent-style-name="Collegamentoipertestuale" style:family="text">
      <style:text-properties fo:background-color="#FFFF00"/>
    </style:style>
    <style:style style:name="P396" style:parent-style-name="Normale" style:family="paragraph">
      <style:paragraph-properties fo:margin-top="0.1944in"/>
      <style:text-properties fo:background-color="#FFFF00"/>
    </style:style>
    <style:style style:name="P397" style:parent-style-name="Normale" style:family="paragraph">
      <style:paragraph-properties fo:margin-top="0.1944in"/>
      <style:text-properties fo:background-color="#FFFF00"/>
    </style:style>
    <style:style style:name="P398" style:parent-style-name="Normale" style:family="paragraph">
      <style:paragraph-properties fo:margin-top="0.1944in"/>
    </style:style>
    <style:style style:name="T399" style:parent-style-name="Car.predefinitoparagrafo" style:family="text">
      <style:text-properties style:font-name="Garamond" style:font-name-asian="Times New Roman" style:font-name-complex="Liberation Serif" fo:font-size="14pt" style:font-size-asian="14pt" style:font-size-complex="14pt"/>
    </style:style>
    <style:style style:name="T400" style:parent-style-name="Car.predefinitoparagrafo" style:family="text">
      <style:text-properties style:font-name="Garamond" style:font-name-asian="Times New Roman" style:font-name-complex="Liberation Serif" fo:font-style="italic" style:font-style-asian="italic" fo:font-size="14pt" style:font-size-asian="14pt" style:font-size-complex="14pt"/>
    </style:style>
    <style:style style:name="P401" style:parent-style-name="Normale" style:family="paragraph">
      <style:paragraph-properties fo:margin-top="0.1944in"/>
      <style:text-properties style:font-name="Garamond" style:font-name-asian="Times New Roman" fo:font-size="14pt" style:font-size-asian="14pt" style:font-size-complex="14pt"/>
    </style:style>
    <style:style style:name="P402" style:parent-style-name="Normale" style:family="paragraph">
      <style:paragraph-properties fo:margin-top="0.1944in"/>
    </style:style>
    <style:style style:name="T403" style:parent-style-name="Car.predefinitoparagrafo" style:family="text">
      <style:text-properties style:font-name="Garamond" style:font-name-asian="Times New Roman" style:font-name-complex="Liberation Serif" fo:font-weight="bold" style:font-weight-asian="bold" fo:font-size="14pt" style:font-size-asian="14pt" style:font-size-complex="14pt"/>
    </style:style>
    <style:style style:name="T404" style:parent-style-name="Car.predefinitoparagrafo" style:family="text">
      <style:text-properties style:font-name="Garamond" style:font-name-asian="Times New Roman" style:font-name-complex="Liberation Serif" fo:font-weight="bold" style:font-weight-asian="bold" fo:font-size="14pt" style:font-size-asian="14pt" style:font-size-complex="14pt"/>
    </style:style>
    <style:style style:name="P405" style:parent-style-name="Normale" style:family="paragraph">
      <style:paragraph-properties fo:text-align="justify" fo:line-height="150%"/>
    </style:style>
  </office:automatic-styles>
  <office:body>
    <office:text text:use-soft-page-breaks="true">
      <text:p text:style-name="P1"><text:span text:style-name="T4">NOME CORSO:<text:s/></text:span><text:span text:style-name="T5">ITS_ICT_ ERP, FINTECH, DIGITAL, AR/VR</text:span></text:p>
      <text:p text:style-name="P6"/>
      <text:p text:style-name="P7"/>
      <text:p text:style-name="P8"><text:span text:style-name="T9">Unità Formativa (UF):<text:s/></text:span><text:span text:style-name="T10">Copyright e norme giuridiche del mondo digitale</text:span></text:p>
      <text:p text:style-name="P11"/>
      <text:p text:style-name="Normale"><text:span text:style-name="T12">Docente:<text:s/></text:span><text:span text:style-name="T13">R. DIENA</text:span></text:p>
      <text:p text:style-name="P14"/>
      <text:p text:style-name="Normale"><text:span text:style-name="T15">Titolo argomento:<text:s/></text:span><text:span text:style-name="T16">Sinossi generale corso</text:span></text:p>
      <text:p text:style-name="P17">Programma corso 20h R.DIENA<text:s/>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rows-spanned="3">
            <text:p text:style-name="P24"><text:span text:style-name="T25">Diritto d'autore</text:span></text:p>
          </table:table-cell>
          <table:table-cell table:style-name="TableCell26">
            <text:p text:style-name="P27"><text:span text:style-name="T28">Principi generali di diritto - persone e società</text:span></text:p>
          </table:table-cell>
        </table:table-row>
        <table:table-row table:style-name="TableRow29">
          <table:covered-table-cell>
            <text:p text:style-name="Normale"/>
          </table:covered-table-cell>
          <table:table-cell table:style-name="TableCell30">
            <text:p text:style-name="P31"><text:span text:style-name="T32">I soggetti del diritto d'autore e le opere tutelate</text:span></text:p>
          </table:table-cell>
        </table:table-row>
        <table:table-row table:style-name="TableRow33">
          <table:covered-table-cell>
            <text:p text:style-name="Normale"/>
          </table:covered-table-cell>
          <table:table-cell table:style-name="TableCell34">
            <text:p text:style-name="P35"><text:span text:style-name="T36">I diritti connessi - il software - i database</text:span></text:p>
          </table:table-cell>
        </table:table-row>
        <table:table-row table:style-name="TableRow37">
          <table:table-cell table:style-name="TableCell38" table:number-rows-spanned="2">
            <text:p text:style-name="P39"><text:span text:style-name="T40">Tutela dei diritti e Privacy</text:span></text:p>
          </table:table-cell>
          <table:table-cell table:style-name="TableCell41">
            <text:p text:style-name="P42"><text:span text:style-name="T43">Pubblicità e privacy</text:span></text:p>
          </table:table-cell>
        </table:table-row>
        <table:table-row table:style-name="TableRow44">
          <table:covered-table-cell>
            <text:p text:style-name="Normale"/>
          </table:covered-table-cell>
          <table:table-cell table:style-name="TableCell45">
            <text:p text:style-name="P46"><text:span text:style-name="T47">Marchi - brevetti<text:s/></text:span></text:p>
          </table:table-cell>
        </table:table-row>
      </table:table>
      <text:p text:style-name="P48"/>
      <text:p text:style-name="P49"><text:a xlink:href="https://www.insidemarketing.it/glossario/definizione/marchio/" office:target-frame-name="_top" xlink:show="replace"><text:span text:style-name="Collegamentoipertestuale">https://www.insidemarketing.it/glossario/definizione/marchio/</text:span></text:a><text:s/></text:p>
      <text:p text:style-name="P50">Valore del marchio:<text:s/><text:a xlink:href="https://it.economy-pedia.com/11032101-brand-value" office:target-frame-name="_top" xlink:show="replace"><text:span text:style-name="Collegamentoipertestuale">https://it.economy-pedia.com/11032101-brand-value</text:span></text:a></text:p>
      <text:p text:style-name="P51"><text:span text:style-name="T52">Brand Reputation<text:s/></text:span><text:a xlink:href="https://www.ipsos.com/it-it/brand-reputation-come-misurarla" office:target-frame-name="_top" xlink:show="replace"><text:span text:style-name="T53">https://www.ipsos.com/it-it/brand-reputation-come-misurarla</text:span></text:a></text:p>
      <text:p text:style-name="P54"><text:a xlink:href="https://forbes.it/2024/01/17/apple-brand-di-maggior-valore-al-mondo-in-italia-gucci-e-ferrari/" office:target-frame-name="_top" xlink:show="replace"><text:span text:style-name="T55">https://forbes.it/2024/01/17/apple-brand-di-maggior-valore-al-mondo-in-italia-gucci-e-ferrari/</text:span></text:a></text:p>
      <text:p text:style-name="P56"/>
      <text:p text:style-name="P57"><text:span text:style-name="T58">Valore brand<text:s/></text:span><text:a xlink:href="https://forbes.it/2019/05/23/top-brand-la-classifica-forbes-dei-100-marchi-con-maggior-valore-del-mondo-nel-2019/" office:target-frame-name="_top" xlink:show="replace"><text:span text:style-name="T59">https://forbes.it/2019/05/23/top-brand-la-classifica-forbes-dei-100-marchi-con-maggior-valore-del-mondo-nel-2019/</text:span></text:a><text:span text:style-name="T60"><text:s/></text:span></text:p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Marchio:</text:span></text:p>
          </table:table-cell>
          <table:table-cell table:style-name="TableCell72">
            <text:p text:style-name="P73"><text:span text:style-name="T74">Valore B$ 2019</text:span></text:p>
          </table:table-cell>
          <table:table-cell table:style-name="TableCell75">
            <text:p text:style-name="P76"><text:span text:style-name="T77">Fatturato B$ 2019</text:span></text:p>
          </table:table-cell>
          <table:table-cell table:style-name="TableCell78">
            <text:p text:style-name="P79"><text:span text:style-name="T80">V/F% 2019</text:span></text:p>
          </table:table-cell>
        </table:table-row>
        <table:table-row table:style-name="TableRow81">
          <table:table-cell table:style-name="TableCell82">
            <text:p text:style-name="P83"><text:span text:style-name="T84">#1. Apple</text:span></text:p>
          </table:table-cell>
          <table:table-cell table:style-name="TableCell85">
            <text:p text:style-name="P86"><text:span text:style-name="T87">205,5<text:s/></text:span></text:p>
          </table:table-cell>
          <table:table-cell table:style-name="TableCell88">
            <text:p text:style-name="P89"><text:span text:style-name="T90">260</text:span></text:p>
          </table:table-cell>
          <table:table-cell table:style-name="TableCell91">
            <text:p text:style-name="P92"><text:span text:style-name="T93">79</text:span></text:p>
          </table:table-cell>
        </table:table-row>
        <table:table-row table:style-name="TableRow94">
          <table:table-cell table:style-name="TableCell95">
            <text:p text:style-name="P96"><text:span text:style-name="T97">#2. Google</text:span></text:p>
          </table:table-cell>
          <table:table-cell table:style-name="TableCell98">
            <text:p text:style-name="P99"><text:span text:style-name="T100">167,7<text:s/></text:span></text:p>
          </table:table-cell>
          <table:table-cell table:style-name="TableCell101">
            <text:p text:style-name="P102"><text:span text:style-name="T103">111</text:span></text:p>
          </table:table-cell>
          <table:table-cell table:style-name="TableCell104">
            <text:p text:style-name="P105"><text:span text:style-name="T106">151</text:span></text:p>
          </table:table-cell>
        </table:table-row>
        <table:table-row table:style-name="TableRow107">
          <table:table-cell table:style-name="TableCell108">
            <text:p text:style-name="P109"><text:span text:style-name="T110">#3. Microsoft</text:span></text:p>
          </table:table-cell>
          <table:table-cell table:style-name="TableCell111">
            <text:p text:style-name="P112"><text:span text:style-name="T113">125,3<text:s/></text:span></text:p>
          </table:table-cell>
          <table:table-cell table:style-name="TableCell114">
            <text:p text:style-name="P115"><text:span text:style-name="T116">126</text:span></text:p>
          </table:table-cell>
          <table:table-cell table:style-name="TableCell117">
            <text:p text:style-name="P118"><text:span text:style-name="T119">99</text:span></text:p>
          </table:table-cell>
        </table:table-row>
        <table:table-row table:style-name="TableRow120">
          <table:table-cell table:style-name="TableCell121">
            <text:p text:style-name="P122"><text:span text:style-name="T123">#4. Amazon</text:span></text:p>
          </table:table-cell>
          <table:table-cell table:style-name="TableCell124">
            <text:p text:style-name="P125"><text:span text:style-name="T126">97<text:s/></text:span></text:p>
          </table:table-cell>
          <table:table-cell table:style-name="TableCell127">
            <text:p text:style-name="P128"><text:span text:style-name="T129">513</text:span></text:p>
          </table:table-cell>
          <table:table-cell table:style-name="TableCell130">
            <text:p text:style-name="P131"><text:span text:style-name="T132">19</text:span></text:p>
          </table:table-cell>
        </table:table-row>
        <table:table-row table:style-name="TableRow133">
          <table:table-cell table:style-name="TableCell134">
            <text:p text:style-name="P135"><text:span text:style-name="T136">#5. Facebook</text:span></text:p>
          </table:table-cell>
          <table:table-cell table:style-name="TableCell137">
            <text:p text:style-name="P138"><text:span text:style-name="T139">88,9<text:s/></text:span></text:p>
          </table:table-cell>
          <table:table-cell table:style-name="TableCell140">
            <text:p text:style-name="P141"><text:span text:style-name="T142">71</text:span></text:p>
          </table:table-cell>
          <table:table-cell table:style-name="TableCell143">
            <text:p text:style-name="P144"><text:span text:style-name="T145">125</text:span></text:p>
          </table:table-cell>
        </table:table-row>
        <table:table-row table:style-name="TableRow146">
          <table:table-cell table:style-name="TableCell147">
            <text:p text:style-name="P148"><text:span text:style-name="T149">#6 Coca-Cola</text:span></text:p>
          </table:table-cell>
          <table:table-cell table:style-name="TableCell150">
            <text:p text:style-name="P151"><text:span text:style-name="T152">59,2<text:s/></text:span></text:p>
          </table:table-cell>
          <table:table-cell table:style-name="TableCell153">
            <text:p text:style-name="P154"><text:span text:style-name="T155">37,3</text:span></text:p>
          </table:table-cell>
          <table:table-cell table:style-name="TableCell156">
            <text:p text:style-name="P157"><text:span text:style-name="T158">159</text:span></text:p>
          </table:table-cell>
        </table:table-row>
        <table:table-row table:style-name="TableRow159">
          <table:table-cell table:style-name="TableCell160">
            <text:p text:style-name="P161"><text:span text:style-name="T162">#7 Samsung</text:span></text:p>
          </table:table-cell>
          <table:table-cell table:style-name="TableCell163">
            <text:p text:style-name="P164"><text:span text:style-name="T165">53,1<text:s/>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#8. Disney</text:span></text:p>
          </table:table-cell>
          <table:table-cell table:style-name="TableCell174">
            <text:p text:style-name="P175"><text:span text:style-name="T176">52.2<text:s/>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<text:span text:style-name="T184">#9. Toyota</text:span></text:p>
          </table:table-cell>
          <table:table-cell table:style-name="TableCell185">
            <text:p text:style-name="P186"><text:span text:style-name="T187">44.6<text:s/>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<text:span text:style-name="T195">#10. McDonald’s</text:span></text:p>
          </table:table-cell>
          <table:table-cell table:style-name="TableCell196">
            <text:p text:style-name="P197"><text:span text:style-name="T198">43.8<text:s/></text:span>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</table:table>
      <text:p text:style-name="P203"><text:span text:style-name="T204">Fatturato Apple $385.70 B.</text:span></text:p>
      <text:p text:style-name="Normale"><text:span text:style-name="T205">According to Apple's<text:s/></text:span><text:span text:style-name="T206">latest financial reports the company's current revenue (TTM) is<text:s/></text:span><text:span text:style-name="T207">$385.70 B</text:span><text:span text:style-name="T208">. In 2022 the company made a revenue of $387.53 B an increase over the years 2021 revenue that were of $378.32 B. The revenue is the total amount of income that a company generates by</text:span><text:span text:style-name="T209"><text:s/>the sale of goods or services.</text:span></text:p>
      <text:p text:style-name="P210"><text:span text:style-name="T211">Esempi concreti:<text:s/></text:span></text:p>
      <text:list text:style-name="LFO1" text:continue-numbering="true">
        <text:list-item>
          <text:p text:style-name="P212"><text:a xlink:href="https://it.wikipedia.org/wiki/Fila_(azienda)" office:target-frame-name="_top" xlink:show="replace"><text:span text:style-name="T213">https://it.wikipedia.org/wiki/Fila_(azienda)</text:span></text:a><text:span text:style-name="T214"><text:s text:c="2"/></text:span><text:a xlink:href="https://eosmarketing.it/fila-storia-rebranding-successo/" office:target-frame-name="_top" xlink:show="replace"><text:span text:style-name="T215">https://eosmarketing.it/fila-storia-rebranding-successo/</text:span></text:a></text:p>
        </text:list-item>
        <text:list-item>
          <text:p text:style-name="P216"><text:a xlink:href="https://it.wikipedia.org/wiki/Air_Jordan" office:target-frame-name="_top" xlink:show="replace"><text:span text:style-name="T217">https://it.wikipedia.org/wiki/Air_Jordan</text:span></text:a><text:span text:style-name="T218"><text:s text:c="2"/></text:span>Jordan ha un patrimonio di<text:s/><text:span text:style-name="T219">3 miliardi di dollari</text:span>, frutto anche dei milioni che incassa ogni anno<text:s/>dalla Nike (260 solo nel 2022) <text:s/>contratto iniziale mamma 5%</text:p>
        </text:list-item>
      </text:list>
      <text:list text:style-name="LFO2" text:continue-numbering="true">
        <text:list-item>
          <text:p text:style-name="P220"><text:span text:style-name="T221">Al bano – Michel Jackson<text:s/></text:span><text:a xlink:href="https://www.rockol.it/news-728419/al-bano-contro-michael-jackson-causa-plagio-i-cigni-di-balaka" office:target-frame-name="_top" xlink:show="replace"><text:span text:style-name="T222">https://www.rockol.it/news-728419/al-bano-contro-michael-j</text:span><text:span text:style-name="T223">ackson-causa-plagio-i-cigni-di-balaka</text:span></text:a></text:p>
        </text:list-item>
      </text:list>
      <text:p text:style-name="P224"/>
      <text:soft-page-break/>
      <text:list text:style-name="LFO3" text:continue-numbering="true">
        <text:list-item>
          <text:p text:style-name="P225"><text:span text:style-name="T226">LIDL Lindt Conigli cioccolato (CH)<text:s/></text:span><text:a xlink:href="https://www.corriere.it/cook/news/22_ottobre_01/lidl-costretta-distruggere-suoi-coniglietti-cioccolato-troppo-simili-quelli-lindt-ccb3bcfa-4165-11ed-b75b-b72dca12f1fd.shtml" office:target-frame-name="_top" xlink:show="replace"><text:span text:style-name="T227">https://www.corriere.it/cook/news/22_ottobre_01/lidl-costretta-distruggere-suoi-coniglietti-cioccolato-troppo-simili-quelli-lindt-ccb3bcfa-4165-11ed-b75b-b72dca12f1fd.shtml</text:span></text:a></text:p>
        </text:list-item>
      </text:list>
      <text:p text:style-name="P228"/>
      <text:list text:style-name="LFO4" text:continue-numbering="true">
        <text:list-item>
          <text:p text:style-name="P229"><text:span text:style-name="T230">Terravision – Google Earth Netflix Codice 1B$<text:s/></text:span><text:a xlink:href="https://tech.everyeye.it/notizie/qual-vera-storia-il-codice-miliardo-dollari-google-terravision-546750.html" office:target-frame-name="_top" xlink:show="replace"><text:span text:style-name="T231">https://tech.everyeye.it/notizie/qual-vera-storia-il-codice-miliardo-dollari-google-terravision-546750.html</text:span></text:a></text:p>
        </text:list-item>
      </text:list>
      <text:p text:style-name="P232"/>
      <text:list text:style-name="LFO5" text:continue-numbering="true">
        <text:list-item>
          <text:p text:style-name="P233"><text:span text:style-name="T234">Samsung Apple brevetti<text:s/></text:span><text:a xlink:href="https://it.wikipedia.org/wiki/Apple_contro_Samsung_Electronics" office:target-frame-name="_top" xlink:show="replace"><text:span text:style-name="T235">https://it.wikipedia.org/wiki/Apple_contro_Samsung_Electronics</text:span></text:a></text:p>
        </text:list-item>
      </text:list>
      <text:p text:style-name="P236"/>
      <text:p text:style-name="P237"><text:span text:style-name="T238">Diritto d'autore</text:span></text:p>
      <text:p text:style-name="P239"><text:a xlink:href="https://www.unipi.it/ateneo/governo/amm/legale/lineeguida-dirittoautore.pdf" office:target-frame-name="_top" xlink:show="replace"><text:span text:style-name="T240">https://www.unipi.it/ateneo/g</text:span><text:span text:style-name="T241">overno/amm/legale/lineeguida-dirittoautore.pdf</text:span></text:a></text:p>
      <text:p text:style-name="P242"/>
      <text:p text:style-name="P243"/>
      <text:p text:style-name="P244"><text:span text:style-name="T245">Coca Cola vs. Pepsi<text:s/></text:span><text:a xlink:href="https://www.marketingignorante.it/la-guerra-generazionale-tra-pepsi-vs-coca-cola/" office:target-frame-name="_top" xlink:show="replace"><text:span text:style-name="T246">https://www.marketingignorante.it/la-guerra-generazionale-tra-pepsi-vs-coca-cola/</text:span></text:a></text:p>
      <text:p text:style-name="P247"/>
      <text:p text:style-name="P248">Serie<text:s/>Netflix “Pepsi dove è il mio jet” Harrier 7 milioni punti</text:p>
      <text:p text:style-name="P249"><text:span text:style-name="T250">Red Bull “ti mette le ali” , controversia extralegale conclusa con 13 M€</text:span></text:p>
      <text:p text:style-name="P251"><text:span text:style-name="T252">Lolly pop<text:s/></text:span><text:a xlink:href="http://www.brand-identikit.it/articoli/chupa-chups-il-brand-da-leccare" office:target-frame-name="_top" xlink:show="replace"><text:span text:style-name="T253">http://www.brand-identikit.it/articoli/chupa-chups-il-brand-da-leccare</text:span></text:a></text:p>
      <text:p text:style-name="P254"/>
      <text:p text:style-name="P255"><text:span text:style-name="T256">Dati, banche dati<text:s/></text:span><text:a xlink:href="https://ledibooks.com/opendata/chapter/cap-2/" office:target-frame-name="_top" xlink:show="replace"><text:span text:style-name="T257">https://ledibooks.com/opendata/chapter/cap-2/</text:span></text:a></text:p>
      <text:p text:style-name="P258"/>
      <text:p text:style-name="P259"><text:span text:style-name="T260">Ufficio brevetti Uccio !<text:s/></text:span><text:a xlink:href="https://www.youtube.com/watch?v=lJuG3-GE7js" office:target-frame-name="_top" xlink:show="replace"><text:span text:style-name="T261">https://www.youtube.com/watch?v=lJuG3-GE7js</text:span></text:a></text:p>
      <text:p text:style-name="P262"/>
      <text:p text:style-name="P263"><text:span text:style-name="T264">Brevettabilità software :<text:s/></text:span><text:a xlink:href="https://www.ufficiobrevetti.it/software/" office:target-frame-name="_top" xlink:show="replace"><text:span text:style-name="T265">https://www.ufficiobrevetti.it/software/</text:span></text:a></text:p>
      <text:p text:style-name="P266"/>
      <text:p text:style-name="P267">Discussione !<text:s/></text:p>
      <text:p text:style-name="P268"/>
      <text:p text:style-name="P269">Lezione2</text:p>
      <text:p text:style-name="P270">GUIDA COMPLETA<text:s/></text:p>
      <text:p text:style-name="P271"/>
      <text:p text:style-name="P272">https://www.altalex.com/guide/copyright</text:p>
      <text:p text:style-name="P273"><text:span text:style-name="T274">Brevetti Google Patent , ricerca di brevetti nel settore del corso</text:span></text:p>
      <text:p text:style-name="P275"><text:a xlink:href="https://worldwide.espacenet.com/" office:target-frame-name="_top" xlink:show="replace"><text:span text:style-name="T276">https://worldwide.espacenet.com/</text:span></text:a></text:p>
      <text:p text:style-name="P277"/>
      <text:p text:style-name="P278"/>
      <text:p text:style-name="Normale"><text:span text:style-name="T279">CONTRATTO SVILUPPO SOFTWARE</text:span></text:p>
      <text:p text:style-name="Normale"><text:a xlink:href="https://drive.google.com/file/d/18vJkTBn6lSDyfhjxZXI64LURXgJOFkW_/view" office:target-frame-name="_top" xlink:show="replace"><text:span text:style-name="T280">https://drive.google.com/file/d/18vJkTBn6lSDyfhjxZXI64LURXgJOFkW_/view</text:span></text:a></text:p>
      <text:h text:style-name="P281" text:outline-level="1">The International System of Appellations of Origin and Geographical Indications</text:h>
      <text:p text:style-name="P282"><text:a xlink:href="https://www.wipo.int/lisbon/en/" office:target-frame-name="_top" xlink:show="replace"><text:span text:style-name="T283">https://www.wipo.int/lisbon/en/</text:span></text:a><text:span text:style-name="T284"><text:s text:c="2"/>V</text:span><text:span text:style-name="T285">IDEO</text:span></text:p>
      <text:p text:style-name="P286"/>
      <text:p text:style-name="P287"><text:span text:style-name="T288">Ma Jambon d’Aoste !!!! <text:s/></text:span></text:p>
      <text:p text:style-name="P289"><text:a xlink:href="https://aoste.fr/" office:target-frame-name="_top" xlink:show="replace"><text:span text:style-name="T290">https://aoste.fr/</text:span></text:a></text:p>
      <text:p text:style-name="P291"><text:span text:style-name="T292"><text:s/></text:span><text:a xlink:href="https://www.journaldunet.com/economie/agroalimentaire/1065370-ces-produits-du-terroir-qui-peuvent-venir-d-ailleurs/1065386-rillettes-du-mans" office:target-frame-name="_top" xlink:show="replace"><text:span text:style-name="T293">https://www.journaldunet.com/economie/agroalimentaire/1065370-ces-produits-du-terroir-qui-peuvent-venir-d-ailleurs/1065386-rillettes-du-mans</text:span></text:a></text:p>
      <text:p text:style-name="P294"/>
      <text:p text:style-name="P295"><text:span text:style-name="T296">ITALIAN SOUNDING FOOD</text:span></text:p>
      <text:p text:style-name="P297"><text:a xlink:href="https://www.sistemieconsulenze.it/alimenti-italiani-piu-copiati-nel-mondo/" office:target-frame-name="_top" xlink:show="replace"><text:span text:style-name="T298">https://www.sistemieconsulenze.it/alimenti-italiani-piu-copiati-nel-mondo/</text:span></text:a></text:p>
      <text:p text:style-name="P299"/>
      <text:p text:style-name="P300"><text:span text:style-name="T301">Olio d’oliva</text:span></text:p>
      <text:p text:style-name="P302"><text:a xlink:href="https://www.journaldunet.com/economie/agroalimentaire/1065370-ces-produits-du-terroir-qui-peuvent-venir-d-ailleurs/1065387-huile-d-olive" office:target-frame-name="_top" xlink:show="replace"><text:span text:style-name="T303">https://www.journaldunet.com/economie/agroalimentaire/1065370-ces-produits-du-terroir-qui-peuvent-venir-d-ailleurs/1065387-huile-d-olive</text:span></text:a></text:p>
      <text:h text:style-name="Titolo1" text:outline-level="1"><text:span text:style-name="T304">Video The International Patent System<text:s/></text:span><text:span text:style-name="T305">PCT</text:span></text:h>
      <text:h text:style-name="P306" text:outline-level="1">https://multimedia.wipo.int/wipo/en/pct/394_wipo_pct_20201103_en-008-720p.mp4</text:h>
      <text:p text:style-name="P307"><text:a xlink:href="https://www.wipo.int/pct/en/" office:target-frame-name="_top" xlink:show="replace"><text:span text:style-name="T308">https://www.wipo.int/pc</text:span><text:span text:style-name="T309">t/en/#</text:span></text:a></text:p>
      <text:p text:style-name="P310"/>
      <text:soft-page-break/>
      <text:p text:style-name="P311"><text:span text:style-name="T312">Tutela dei diritti e Privacy</text:span></text:p>
      <text:p text:style-name="P313"><text:span text:style-name="T314">GPDP <text:s/></text:span><text:a xlink:href="https://www.youtube.com/watch?v=DxQEk_G5gfU" office:target-frame-name="_top" xlink:show="replace"><text:span text:style-name="T315">https://www.youtube.com/watch?v=DxQEk_G5gfU</text:span></text:a></text:p>
      <text:p text:style-name="P316"><text:span text:style-name="T317">Storia<text:s/></text:span><text:a xlink:href="https://www.youtube.com/watch?v=jDLkHurCpKQ" office:target-frame-name="_top" xlink:show="replace"><text:span text:style-name="T318">https://www.youtube.com/watch?v=jDLkHurCpKQ</text:span></text:a></text:p>
      <text:p text:style-name="P319"><text:span text:style-name="T320">GDPR<text:s/></text:span><text:a xlink:href="https://www.youtube.com/watch?v=WUyBmkeLWxM&amp;t=252s" office:target-frame-name="_top" xlink:show="replace"><text:span text:style-name="T321">https://www.youtube.com/watch?v=WUyBmkeLWxM&amp;t=252s</text:span></text:a></text:p>
      <text:p text:style-name="P322"><text:span text:style-name="T323">Regole<text:s/></text:span><text:a xlink:href="https://www.youtube.com/watch?v=LmCLjyEc4-g" office:target-frame-name="_top" xlink:show="replace"><text:span text:style-name="T324">https://www.youtube.</text:span><text:span text:style-name="T325">com/watch?v=LmCLjyEc4-g</text:span></text:a></text:p>
      <text:p text:style-name="P326"><text:span text:style-name="T327">Scuola<text:s/></text:span><text:a xlink:href="https://www.youtube.com/watch?v=bR_9UcZGdaM" office:target-frame-name="_top" xlink:show="replace"><text:span text:style-name="T328">https://www.youtube.com/watch?v=bR_9UcZGdaM</text:span></text:a></text:p>
      <text:p text:style-name="P329"><text:span text:style-name="T330">Cyber<text:s/></text:span><text:a xlink:href="https://www.youtube.com/watch?v=w069MilLZOI" office:target-frame-name="_top" xlink:show="replace"><text:span text:style-name="T331">https://www.youtube.com/watch?v=w069MilLZOI</text:span></text:a></text:p>
      <text:p text:style-name="P332"><text:a xlink:href="https://www.garanteprivacy.it/temi/internet-e-nuove-tecnologie" office:target-frame-name="_top" xlink:show="replace"><text:span text:style-name="T333">https://www.garanteprivacy.it/temi/internet-e-nuove-tecnologie</text:span></text:a></text:p>
      <text:p text:style-name="Normale"><text:span text:style-name="T334">scelta temi interessanti (a gruppi?)</text:span></text:p>
      <text:p text:style-name="P335"/>
      <text:p text:style-name="P336"><text:span text:style-name="T337">ENISA<text:s/></text:span><text:a xlink:href="https://www.enisa.europa.eu/media/multimedia/videos/enisa-strategy-a-trusted-and-cyber-secure-europe" office:target-frame-name="_top" xlink:show="replace"><text:span text:style-name="T338">https://www.enisa.europa.eu/media/multimedia/videos/enisa-strategy-a-trusted-and-cyber-secure-europe</text:span></text:a></text:p>
      <text:p text:style-name="P339"/>
      <text:p text:style-name="P340"/>
      <text:p text:style-name="P341"><text:span text:style-name="T342">Lensa esempio</text:span></text:p>
      <text:p text:style-name="P343"><text:a xlink:href="https://www.repubblica.it/tecnologia/2022/12/08/news/cose_lensa_lapp_di_fotoritocco_che_usano_tutti_ma_che_non_dovresti_usare-377928323/" office:target-frame-name="_top" xlink:show="replace"><text:span text:style-name="T344">https://www.repubblica.it/tecnologia/2022/12/08/news/cose_lensa_lapp_di_fotoritocco_che_usano_tutti_ma_c</text:span><text:span text:style-name="T345">he_non_dovresti_usare-377928323/</text:span></text:a></text:p>
      <text:p text:style-name="P346"/>
      <text:p text:style-name="P347"><text:span text:style-name="T348">Generale</text:span><text:span text:style-name="T349"><text:s/>:<text:s/></text:span><text:a xlink:href="https://gdprscuola.it/sorveglianza-digitale-lallarme-dellonu-e-la-situazione-nelle-scuole/?utm_source=AC&amp;utm_medium=email&amp;utm_campaign=Sorveglianza+digitale%3A+l’allarme+dell’ONU+e+la+situazione+nelle+scuole&amp;utm_source=ActiveCampaign&amp;utm_medium=email&amp;utm_content=Sorveglianza+digitale%3A+l+allarme+dell+ONU+e+la+situazione+nelle+scuole&amp;utm_campaign=%5BGDPR+Scuola%5D+Sorveglianza+digitale%3A+l+allarme+dell+ONU+e+la+situazione+nelle+scuole" office:target-frame-name="_top" xlink:show="replace"><text:span text:style-name="T350">https://gd</text:span><text:span text:style-name="T351">prscuola.it/sorveglianza-digitale-lallarme-dellonu-e-la-situazione-nelle-scuole/?utm_source=AC&amp;utm_medium=email&amp;utm_campaign=Sorveglianza+digitale%3A+l%E2%80%99allarme+dell%E2%80%99ONU+e+la+situazione+nelle+scuole&amp;utm_source=ActiveCampaign&amp;utm_medium=email</text:span><text:span text:style-name="T352">&amp;utm_content=Sorveglianza+digitale%3A+l+allarme+dell+ONU+e+la+situazione+nelle+scuole&amp;utm_campaign=%5BGDPR+Scuola%5D+Sorveglianza+digitale%3A+l+allarme+dell+ONU+e+la+situazione+nelle+scuole</text:span></text:a></text:p>
      <text:p text:style-name="P353"><text:span text:style-name="T354">Caffeina https://www.garanteprivacy.it/home/docweb/-/docweb-displa</text:span><text:span text:style-name="T355">y/docweb/9782890</text:span></text:p>
      <text:p text:style-name="P356"/>
      <text:p text:style-name="P357"><text:span text:style-name="T358">Diritti interessato</text:span></text:p>
      <text:p text:style-name="P359"/>
      <text:p text:style-name="P360"><text:span text:style-name="T361">Ripasso GDPR</text:span><text:span text:style-name="T362"><text:s/></text:span><text:a xlink:href="https://m.youtube.com/watch?v=AtcA4D0RzQM" office:target-frame-name="_top" xlink:show="replace"><text:span text:style-name="Collegamentoipertestuale">https://m.youtube.com/watch?v=AtcA4D0RzQM</text:span></text:a><text:s/></text:p>
      <text:p text:style-name="P363">Sito Garante diritti/doveri</text:p>
      <text:p text:style-name="P364"><text:span text:style-name="T365">AdS<text:s/></text:span><text:a xlink:href="https://www.garanteprivacy.it/home/docweb/-/docweb-display/docweb/1577499" office:target-frame-name="_top" xlink:show="replace"><text:span text:style-name="T366">https://www.garanteprivacy.it/home/docweb/-/docweb-display/docweb/1577499</text:span></text:a></text:p>
      <text:p text:style-name="P367"><text:span text:style-name="T368">AGID 02/2017<text:s/></text:span><text:a xlink:href="https://www.agid.gov.it/it/sicurezza/misure-minime-sicurezza-ict" office:target-frame-name="_top" xlink:show="replace"><text:span text:style-name="T369">https://www.agid.gov.it/it/sicurezza/misure-minime-sicurezza-ict</text:span></text:a></text:p>
      <text:p text:style-name="P370">modulo implementazione</text:p>
      <text:p text:style-name="P371">GDPR in my pocket <text:s/>app gratuita del Garante</text:p>
      <text:p text:style-name="P372"><text:span text:style-name="T373">Art.32 GDPR<text:s/></text:span></text:p>
      <text:p text:style-name="P374"><text:span text:style-name="T375">https://www.cybersecurity360.it/legal/privacy-dati-personali/sicurezza-dei-dati-larticolo-32-del-gdpr-e-il-binomio-con-lo-standard-iso-27001/</text:span></text:p>
      <text:p text:style-name="P376"/>
      <text:p text:style-name="P377"><text:span text:style-name="T378">https://www.marcoladiega.it/wp-content/uploads/2021/12/gdpr.guida_.per_.sviluppatori.pdf</text:span></text:p>
      <text:p text:style-name="P379"><text:span text:style-name="T380">GDPR “Privacy primi pass</text:span><text:span text:style-name="T381">i” , cookies e banner, fingerprint, ecc.</text:span></text:p>
      <text:p text:style-name="P382"><text:a xlink:href="https://www.mozilla.org/it/firefox/features/block-fingerprinting/" office:target-frame-name="_top" xlink:show="replace"><text:span text:style-name="T383">https://www.mozilla.org/it/firefox/features/block-fingerprinting/</text:span></text:a></text:p>
      <text:p text:style-name="P384"><text:a xlink:href="https://www.cookieserve.com/" office:target-frame-name="_top" xlink:show="replace"><text:span text:style-name="T385">https://www.cookiese</text:span><text:span text:style-name="T386">rve.com/</text:span></text:a><text:span text:style-name="T387"><text:s/></text:span><text:span text:style-name="T388">esempio su sito<text:s/></text:span><text:a xlink:href="https://www.ferrari.com/it-IT" office:target-frame-name="_top" xlink:show="replace"><text:span text:style-name="T389">https://www.ferrari.com/it-IT</text:span></text:a></text:p>
      <text:p text:style-name="P390"/>
      <text:p text:style-name="P391"><text:a xlink:href="https://www.agendadigitale.eu/sicurezza/privacy/profilazione-per-finalita-pubblicitarie-norme-e-principi-a-tutela-dei-nostri-dati/" office:target-frame-name="_top" xlink:show="replace"><text:span text:style-name="T392">https://www.agendadigitale.eu/sicurezza/privacy/profilazione-per-finalita-pubblicitarie-norme-e-principi-a-tutela-dei-nostri-dati/</text:span></text:a></text:p>
      <text:p text:style-name="P393"><text:span text:style-name="T394">TikTok<text:s/></text:span><text:a xlink:href="https://nicolabernardi.nova100.ilsole24ore.com/2023/01/13/5-rischi-privacy-sicurezza-che-corre-tuo-figlio-usando-tiktok/" office:target-frame-name="_top" xlink:show="replace"><text:span text:style-name="T395">https://nicolabernardi.nova100.ilsole24ore.com/2023/01/13/5-rischi-privacy-sicurezza-che-corre-tuo-figlio-usando-tiktok/</text:span></text:a></text:p>
      <text:p text:style-name="P396"/>
      <text:p text:style-name="P397"/>
      <text:p text:style-name="P398"><text:span text:style-name="T399">Test XX/04/2024:<text:s/></text:span><text:span text:style-name="T400">Tema con Simulazione caso reale</text:span></text:p>
      <text:p text:style-name="P401"/>
      <text:p text:style-name="P402"><text:span text:style-name="T403">Feedback del corso da parte allievi e valutazioni da parte doce</text:span><text:span text:style-name="T404">nte</text:span></text:p>
      <text:p text:style-name="P4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Lucida Grande" svg:font-family="Lucida Grande" style:font-family-generic="roman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 svg:panose-1="2 2 6 3 5 4 5 2 3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e" style:display-name="Normale" style:family="paragraph">
      <style:text-properties style:font-name="Century Gothic" style:font-name-asian="MS Mincho" fo:font-size="12pt" style:font-size-asian="12pt" style:font-size-complex="12pt" fo:hyphenate="false"/>
    </style:style>
    <style:style style:name="Car.predefinitoparagrafo" style:display-name="Car. predefinito paragrafo" style:family="text"/>
    <style:style style:name="IntestazioneCarattere" style:display-name="Intestazione Carattere" style:family="text">
      <style:text-properties style:font-name="Century Gothic" fo:font-size="12pt" style:font-size-asian="12pt" style:font-size-complex="12pt" style:language-asian="it" style:country-asian="IT"/>
    </style:style>
    <style:style style:name="PièdipaginaCarattere" style:display-name="Piè di pagina Carattere" style:family="text">
      <style:text-properties style:font-name="Century Gothic" fo:font-size="12pt" style:font-size-asian="12pt" style:font-size-complex="12pt" style:language-asian="it" style:country-asian="IT"/>
    </style:style>
    <style:style style:name="TestofumettoCarattere" style:display-name="Testo fumetto Carattere" style:family="text">
      <style:text-properties style:font-name="Lucida Grande" style:font-name-complex="Lucida Grande" fo:font-size="9pt" style:font-size-asian="9pt" style:font-size-complex="9pt" style:language-asian="it" style:country-asian="I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Carattere" style:display-name="Testo commento Carattere" style:family="text" style:parent-style-name="Car.predefinitoparagrafo">
      <style:text-properties style:font-name="Arial" style:font-name-asian="Times New Roman" style:font-name-complex="Arial"/>
    </style:style>
    <style:style style:name="CorpotestoCarattere" style:display-name="Corpo testo Carattere" style:family="text" style:parent-style-name="Car.predefinitoparagrafo">
      <style:text-properties style:font-name="Arial" style:font-name-asian="Times New Roman" style:font-name-complex="Arial"/>
    </style:style>
    <style:style style:name="TestonotaapièdipaginaCarattere" style:display-name="Testo nota a piè di pagina Carattere" style:family="text" style:parent-style-name="Car.predefinitoparagrafo">
      <style:text-properties style:font-name="Calibri" style:font-name-asian="Calibri" style:font-name-complex="Times New Roman" style:language-asian="en" style:country-asian="US"/>
    </style:style>
    <style:style style:name="Rimandonotaapièdipagina" style:display-name="Rimando nota a piè di pagina" style:family="text">
      <style:text-properties style:text-position="super 65%"/>
    </style:style>
    <style:style style:name="FootnoteCharacters" style:display-name="Footnote Characters" style:family="text" style:parent-style-name="Car.predefinitoparagrafo">
      <style:text-properties style:text-position="super 65%"/>
    </style:style>
    <style:style style:name="Titolo9Carattere" style:display-name="Titolo 9 Carattere" style:family="text" style:parent-style-name="Car.predefinitoparagrafo">
      <style:text-properties style:font-name="Calibri Light" style:font-name-asian="MS Mincho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Collegamentoipertestuale" style:display-name="Collegamento ipertestuale" style:family="text" style:parent-style-name="Car.predefinitoparagrafo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asian="Wingdings" style:font-name-complex="Wingding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asian="Wingdings" style:font-name-complex="Wingdings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text-line-through-type="none"/>
    </style:style>
    <style:style style:name="ListLabel21" style:display-name="ListLabel 21" style:family="text">
      <style:text-properties style:font-name-asian="MS Mincho" style:font-name-complex="Times New Roman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asian="Calibri" style:font-name-complex="Times New Roman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asian="Times New Roman" style:font-name-complex="Aria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asian="Times New Roman" style:font-name-complex="Arial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 fo:font-weight="bold" style:font-weight-asian="bold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Wingdings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asian="MS Mincho" style:font-name-complex="Times New Roman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asian="Wingdings" style:font-name-complex="Wingdings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="Century Gothic"/>
    </style:style>
    <style:style style:name="ListLabel77" style:display-name="ListLabel 77" style:family="text">
      <style:text-properties style:font-name-asian="Wingdings" style:font-name-complex="Wingdings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asian="Wingdings" style:font-name-complex="Wingdings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asian="Wingdings" style:font-name-complex="Wingdings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asian="Wingdings" style:font-name-complex="Wingdings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asian="Wingdings" style:font-name-complex="Wingdings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asian="Wingdings" style:font-name-complex="Wingdings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Punti" style:display-name="Punti" style:family="text">
      <style:text-properties style:font-name="OpenSymbol" style:font-name-asian="OpenSymbol" style:font-name-complex="OpenSymbol"/>
    </style:style>
    <style:style style:name="Titolo10" style:display-name="Titolo1" style:family="paragraph" style:parent-style-name="Normale" style:next-style-name="Corpotesto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Corpotesto" style:display-name="Corpo testo" style:family="paragraph" style:parent-style-name="Normale">
      <style:paragraph-properties fo:margin-bottom="0.0833in"/>
      <style:text-properties style:font-name="Arial" style:font-name-asian="Times New Roman" style:font-name-complex="Arial" fo:font-size="10pt" style:font-size-asian="10pt" style:font-size-complex="10pt" fo:hyphenate="false"/>
    </style:style>
    <style:style style:name="Elenco" style:display-name="Elenco" style:family="paragraph" style:parent-style-name="Corpotesto">
      <style:text-properties style:font-name-complex="Lucida Sans" fo:hyphenate="false"/>
    </style:style>
    <style:style style:name="Didascalia" style:display-name="Didascalia" style:family="paragraph" style:parent-style-name="Normale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ice" style:display-name="Indice" style:family="paragraph" style:parent-style-name="Normale">
      <style:paragraph-properties text:number-lines="false"/>
      <style:text-properties fo:hyphenate="false"/>
    </style:style>
    <style:style style:name="Intestazioneepièdipagina" style:display-name="Intestazione e piè di pagina" style:family="paragraph" style:parent-style-name="Normale"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fumetto" style:display-name="Testo fumetto" style:family="paragraph" style:parent-style-name="Normale">
      <style:text-properties style:font-name="Lucida Grande" style:font-name-complex="Lucida Grande" fo:font-size="9pt" style:font-size-asian="9pt" style:font-size-complex="9pt" fo:hyphenate="false"/>
    </style:style>
    <style:style style:name="Paragrafoelenco" style:display-name="Paragrafo elenco" style:family="paragraph" style:parent-style-name="Normale">
      <style:paragraph-properties fo:margin-left="0.4916in">
        <style:tab-stops/>
      </style:paragraph-properties>
      <style:text-properties style:font-name="Arial" style:font-name-asian="Times New Roman" style:font-name-complex="Arial" fo:font-size="10pt" style:font-size-asian="10pt" style:font-size-complex="10pt" fo:hyphenate="false"/>
    </style:style>
    <style:style style:name="Testocommento" style:display-name="Testo commento" style:family="paragraph" style:parent-style-name="Normale">
      <style:text-properties style:font-name="Arial" style:font-name-asian="Times New Roman" style:font-name-complex="Arial" fo:font-size="10pt" style:font-size-asian="10pt" style:font-size-complex="10pt" fo:hyphenate="false"/>
    </style:style>
    <style:style style:name="Testonotaapièdipagina" style:display-name="Testo nota a piè di pagina" style:family="paragraph" style:parent-style-name="Normale">
      <style:text-properties style:font-name="Calibri" style:font-name-asian="Calibri" fo:font-size="10pt" style:font-size-asian="10pt" style:font-size-complex="10pt" style:language-asian="en" style:country-asian="US" fo:hyphenate="false"/>
    </style:style>
    <style:style style:name="Corpodeltesto31" style:display-name="Corpo del testo 31" style:family="paragraph" style:parent-style-name="Normale">
      <style:paragraph-properties fo:margin-top="0.0833in">
        <style:tab-stops>
          <style:tab-stop style:type="left" style:position="0.1972in"/>
        </style:tab-stops>
      </style:paragraph-properties>
      <style:text-properties style:font-name="Arial" style:font-name-asian="Times New Roman" style:font-name-complex="Arial" fo:color="#000000" fo:font-size="10pt" style:font-size-asian="10pt" style:font-size-complex="10pt" fo:hyphenate="false"/>
    </style:style>
    <style:style style:name="Contenutocornice" style:display-name="Contenuto cornice" style:family="paragraph" style:parent-style-name="Normale">
      <style:text-properties style:font-name="Arial" style:font-name-asian="Times New Roman" style:font-name-complex="Arial" fo:font-size="10pt" style:font-size-asian="10pt" style:font-size-complex="10pt" fo:hyphenate="false"/>
    </style:style>
    <style:style style:name="NormaleWeb" style:display-name="Normale (Web)" style:family="paragraph" style:parent-style-name="Normale">
      <style:paragraph-properties fo:margin-top="0.1944in" fo:margin-bottom="0.0986in" fo:line-height="115%"/>
      <style:text-properties style:font-name="Times New Roman" style:font-name-asian="Times New Roman" fo:hyphenate="false"/>
    </style:style>
    <style:style style:name="Contenutotabella" style:display-name="Contenuto tabella" style:family="paragraph" style:parent-style-name="Normale">
      <style:paragraph-properties fo:widows="0" fo:orphans="0" text:number-lines="false"/>
      <style:text-properties fo:hyphenate="false"/>
    </style:style>
    <style:style style:name="Titolo1Carattere" style:display-name="Titolo 1 Carattere" style:family="text" style:parent-style-name="Car.predefinitoparagrafo">
      <style:text-properties fo:font-weight="bold" style:font-weight-asian="bold" style:font-weight-complex="bold" style:letter-kerning="true" fo:font-size="24pt" style:font-size-asian="24pt" style:font-size-complex="24pt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9" style:num-format=""/>
    </text:outline-style>
    <style:style style:name="WW_CharLFO1LVL1" style:family="text">
      <style:text-properties style:font-name="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Open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Open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.7875in" fo:margin-bottom="0.082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618in"/>
      </style:header-style>
      <style:footer-style>
        <style:header-footer-properties style:dynamic-spacing="true" fo:min-height="1.0986in"/>
      </style:footer-style>
    </style:page-layout>
    <style:style style:name="P2" style:parent-style-name="Intestazione" style:family="paragraph">
      <style:paragraph-properties fo:text-indent="-0.7875in"/>
    </style:style>
    <style:style style:name="P3" style:parent-style-name="Pièdipagina" style:family="paragraph">
      <style:paragraph-properties fo:margin-left="0.7875in" fo:text-indent="0.0986in">
        <style:tab-stops>
          <style:tab-stop style:type="center" style:position="2.559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ext-style-name="MP0" style:name="MPF0" style:page-layout-name="PL0">
      <style:header>
        <text:p text:style-name="Intestazione"><draw:frame draw:z-index="251659264" draw:style-name="a0" draw:name="Immagine 1" text:anchor-type="paragraph" svg:x="0in" svg:y="0.20833in" svg:width="6.95625in" svg:height="0.6409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ièdipagina"><draw:frame draw:z-index="251661312" draw:style-name="a1" draw:name="Immagine 2" text:anchor-type="paragraph" svg:x="2.75347in" svg:y="-0.78333in" svg:width="1.43264in" svg:height="0.78264in" style:rel-width="scale" style:rel-height="scale"><draw:image xlink:href="media/image2.pn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Renzo DIENA</meta:initial-creator>
    <dc:creator>Renzo DIENA</dc:creator>
    <meta:creation-date>2024-03-18T10:12:00Z</meta:creation-date>
    <dc:date>2024-03-18T10:24:00Z</dc:date>
    <meta:print-date>1899-12-31T23:00:00Z</meta:print-date>
    <meta:template xlink:href="ITS-ICT2024-sinossiCopy1603word" xlink:type="simple"/>
    <meta:editing-cycles>3</meta:editing-cycles>
    <meta:editing-duration>PT660S</meta:editing-duration>
    <meta:user-defined meta:name="AppVersion">16.0000</meta:user-defined>
    <meta:user-defined meta:name="ContentTypeId">0x010100ECF14C76EE5121428D938386F55E98CF</meta:user-defined>
    <meta:user-defined meta:name="MSIP_Label_defa4170-0d19-0005-0004-bc88714345d2_ActionId">a24a2114-2a7e-42d5-94bc-667972da83aa</meta:user-defined>
    <meta:user-defined meta:name="MSIP_Label_defa4170-0d19-0005-0004-bc88714345d2_ContentBits">0</meta:user-defined>
    <meta:user-defined meta:name="MSIP_Label_defa4170-0d19-0005-0004-bc88714345d2_Enabled">true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etDate">2022-10-20T15:56:08Z</meta:user-defined>
    <meta:user-defined meta:name="MSIP_Label_defa4170-0d19-0005-0004-bc88714345d2_SiteId">d02caafd-d7d6-4ef9-970b-9350c6790fba</meta:user-defined>
    <meta:document-statistic meta:page-count="9" meta:paragraph-count="21" meta:word-count="1584" meta:character-count="10593" meta:row-count="75" meta:non-whitespace-character-count="9030"/>
  </office:meta>
</office:document-meta>
</file>